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7.23346in" svg:height="8.63378in" style:rel-width="scale" style:rel-height="scale"><draw:image xlink:href="media/image1.jpeg" xlink:type="simple" xlink:show="embed" xlink:actuate="onLoad"/><svg:title/><svg:desc>Une image contenant texte, cercle, diagramm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 fo:language="en" fo:country="GB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 fo:language="en" fo:country="GB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 fo:language="en" fo:country="GB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 fo:language="en" fo:country="GB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 fo:language="en" fo:country="GB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 fo:language="en" fo:country="GB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 fo:language="en" fo:country="GB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GB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 fo:language="en" fo:country="GB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4-03-14T14:17:00Z</meta:creation-date>
    <dc:date>2024-03-14T14:18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